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zzyTermEnum.similarity( final String targe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uzzy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termCompare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zzyTermEnum.initializeMaxDi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zzyTermEnum.initDistan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growDistanceArray( int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zzyTermEnum.min( int a , int b ,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zzyTermEnum.getMaxDistance( int 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FuzzyTermEnum( IndexReader reader , Term term , float min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calculateMaxDistance( in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zzyTermEnum.FuzzyTermEnum( IndexReader reader , Term term , final float minSimilarity , final int prefix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uzzyTermEnum.FuzzyTermEnum( IndexReader reader ,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